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6358" officeooo:paragraph-rsid="002362b6"/>
    </style:style>
    <style:style style:name="T1" style:family="text">
      <style:text-properties officeooo:rsid="001e8092"/>
    </style:style>
    <style:style style:name="T2" style:family="text">
      <style:text-properties officeooo:rsid="002006ab"/>
    </style:style>
    <style:style style:name="T3" style:family="text">
      <style:text-properties officeooo:rsid="0021bcc8"/>
    </style:style>
    <style:style style:name="T4" style:family="text">
      <style:text-properties officeooo:rsid="002362b6"/>
    </style:style>
    <style:style style:name="T5" style:family="text">
      <style:text-properties officeooo:rsid="0023f6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span text:style-name="T4">Lupa Lupa App v1.0.0</text:span><text:tab/></text:p>
      <text:p text:style-name="P1"/>
      <text:p text:style-name="P1"><text:tab/>Na busca pelas melhores práticas de desenvolvimento junto ao Python, nesta aplicação Desktop trago a Lupa Lupa App, uma plataforma <text:span text:style-name="T1">inspirada no modelo de “inventário” </text:span><text:span text:style-name="T3">na qual</text:span><text:span text:style-name="T1"> realiza</text:span> rápidas comparações <text:span text:style-name="T1">entre</text:span> os Dados que são digitados no painel com a base de Dados disponível no Banco de Dados<text:span text:style-name="T3">(BD)</text:span>, <text:span text:style-name="T2">ela realiza o cadastro de Dados ausentes e recusa Dados </text:span><text:span text:style-name="T3">já presentes no BD. Também é possível </text:span><text:span text:style-name="T5">consultar relatórios de desempenho</text:span><text:span text:style-name="T3">, criar ou alterar as informações da conta de Usuário, configurar o Banco de Dados a ser utilizado nas comparações e acessar links úteis para Ajud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1:01:33.858680937</meta:creation-date>
    <dc:date>2023-05-23T19:54:24.545939703</dc:date>
    <meta:editing-duration>PT8H11M3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" meta:word-count="98" meta:character-count="603" meta:non-whitespace-character-count="500"/>
  </office:meta>
</office:document-meta>
</file>